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a1d" officeooo:paragraph-rsid="000a6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yak@samyak-Latitude-E6430:~$ jps</text:p>
      <text:p text:style-name="P1">3010 NodeManager</text:p>
      <text:p text:style-name="P1">2514 SecondaryNameNode</text:p>
      <text:p text:style-name="P1">7603 Jps</text:p>
      <text:p text:style-name="P1">2691 ResourceManager</text:p>
      <text:p text:style-name="P1">2117 NameNode</text:p>
      <text:p text:style-name="P1">2294 DataNode</text:p>
      <text:p text:style-name="P1">samyak@samyak-Latitude-E6430:~$ cd /usr/local/hadoop</text:p>
      <text:p text:style-name="P1">samyak@samyak-Latitude-E6430:/usr/local/hadoop$ bin/hdfs dfs -mkdir /user</text:p>
      <text:p text:style-name="P1">samyak@samyak-Latitude-E6430:/usr/local/hadoop$ bin/hdfs dfs -mkdir /user/ypm</text:p>
      <text:p text:style-name="P1">samyak@samyak-Latitude-E6430:/usr/local/hadoop$ bin/hdfs dfs -put /home/samyak/Desktop/data /user/input1</text:p>
      <text:p text:style-name="P1">samyak@samyak-Latitude-E6430:/usr/local/hadoop$ bin/hadoop jar share/hadoop/mapreduce/hadoop-mapreduce-examples-2.9.0.jar wordcount /user/input1 output1</text:p>
      <text:p text:style-name="P1">samyak@samyak-Latitude-E6430:/usr/local/hadoop$ bin/hdfs dfs -cat output1/*</text:p>
      <text:p text:style-name="P1">23/05/05 14:56:52 WARN util.NativeCodeLoader: Unable to load native-hadoop library for your platform... using builtin-java classes where applicable</text:p>
      <text:p text:style-name="P1">Bk<text:tab/>1</text:p>
      <text:p text:style-name="P1">baramati<text:tab/>1</text:p>
      <text:p text:style-name="P1">coe<text:tab/>2</text:p>
      <text:p text:style-name="P1">information<text:tab/>1</text:p>
      <text:p text:style-name="P1">malegaon<text:tab/>1</text:p>
      <text:p text:style-name="P1">pune<text:tab/>1</text:p>
      <text:p text:style-name="P1">svpm<text:tab/>2</text:p>
      <text:p text:style-name="P1">technology<text:tab/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5T14:57:28.537697970</meta:creation-date>
    <dc:date>2023-05-05T15:01:38.260410394</dc:date>
    <meta:editing-duration>PT4M1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78" meta:character-count="873" meta:non-whitespace-character-count="817"/>
  </office:meta>
</office:document-meta>
</file>